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ce9178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om</text:span> django.test <text:span text:style-name="T1">import</text:span> TestCase</text:p>
      <text:p text:style-name="P1"><text:span text:style-name="T1">from</text:span> coupon.models <text:span text:style-name="T1">import</text:span> Coupon,CouponUser,Campaign</text:p>
      <text:p text:style-name="P1"><text:span text:style-name="T1">from</text:span> shop.models <text:span text:style-name="T1">import</text:span> Product</text:p>
      <text:p text:style-name="P1"><text:span text:style-name="T1">from</text:span> cart.models <text:span text:style-name="T1">import</text:span> Cart,LineItem</text:p>
      <text:p text:style-name="P1"><text:span text:style-name="T1">from</text:span> datetime <text:span text:style-name="T1">import</text:span> datetime</text:p>
      <text:p text:style-name="P1"><text:span text:style-name="T1">from</text:span> pytz <text:span text:style-name="T1">import</text:span> timezone</text:p>
      <text:p text:style-name="P1"><text:span text:style-name="T1">import</text:span> random</text:p>
      <text:p text:style-name="P1"><text:span text:style-name="T1">from</text:span> ..choices <text:span text:style-name="T1">import</text:span> COUPON_TYPES</text:p>
      <text:p text:style-name="P1"><text:span text:style-name="T1">from</text:span> django <text:span text:style-name="T1">import</text:span> utils</text:p>
      <text:p text:style-name="P1"><text:span text:style-name="T1">from</text:span> mixer.backend.django <text:span text:style-name="T1">import</text:span> mixer</text:p>
      <text:p text:style-name="P1"><text:span text:style-name="T1">from</text:span> django.test <text:span text:style-name="T1">import</text:span> tag</text:p>
      <text:p text:style-name="P1"><text:span text:style-name="T1">from</text:span> coupon.choices <text:span text:style-name="T1">import</text:span> SEGMENT_LENGTH, SEGMENT_SEPARATOR, CODE_LENGTH, CODE_CHARS</text:p>
      <text:p text:style-name="P2"/>
      <text:p text:style-name="P1"><text:span text:style-name="T2">class</text:span> <text:span text:style-name="T3">TestCouponModel</text:span>(<text:span text:style-name="T3">TestCase</text:span>):</text:p>
      <text:p text:style-name="P1">databases = <text:span text:style-name="T4">'__all__'</text:span></text:p>
      <text:p text:style-name="P3"/>
      <text:p text:style-name="P1"><text:span text:style-name="T2">def</text:span> <text:span text:style-name="T5">test_str_is_code</text:span>(<text:span text:style-name="T6">self</text:span>):</text:p>
      <text:p text:style-name="P1"><text:span text:style-name="T2">self</text:span>.coupon = mixer.blend(Coupon,<text:span text:style-name="T6">code</text:span>=<text:span text:style-name="T4">'mycode'</text:span>, <text:span text:style-name="T6">fake</text:span>=<text:span text:style-name="T2">False</text:span>)</text:p>
      <text:p text:style-name="P1"><text:span text:style-name="T2">self</text:span>.assertEqual(<text:span text:style-name="T3">str</text:span>(<text:span text:style-name="T2">self</text:span>.coupon),<text:span text:style-name="T4">'mycode'</text:span>)</text:p>
      <text:p text:style-name="P2"/>
      <text:p text:style-name="P1"><text:span text:style-name="T2">def</text:span> <text:span text:style-name="T5">test_str_is_code_none</text:span>(<text:span text:style-name="T6">self</text:span>):</text:p>
      <text:p text:style-name="P1"><text:span text:style-name="T2">self</text:span>.coupon = mixer.blend(Coupon,<text:span text:style-name="T6">code</text:span>=<text:span text:style-name="T4">''</text:span>)</text:p>
      <text:p text:style-name="P1"><text:span text:style-name="T2">self</text:span>.assertIsNotNone(<text:span text:style-name="T3">str</text:span>(<text:span text:style-name="T2">self</text:span>.coupon))</text:p>
      <text:p text:style-name="P1"><text:span text:style-name="T2">def</text:span> <text:span text:style-name="T5">test_suspended_is_valid_from_none</text:span>(<text:span text:style-name="T6">self</text:span>):</text:p>
      <text:p text:style-name="P1"><text:span text:style-name="T2">self</text:span>.coupon = mixer.blend(Coupon ,<text:span text:style-name="T6">valid_from</text:span> = <text:span text:style-name="T2">None</text:span> , <text:span text:style-name="T6">active</text:span> = <text:span text:style-name="T2">True</text:span>)</text:p>
      <text:p text:style-name="P1"><text:span text:style-name="T2">self</text:span>.assertFalse(<text:span text:style-name="T2">self</text:span>.coupon.suspended())</text:p>
      <text:p text:style-name="P2"/>
      <text:p text:style-name="P1"><text:span text:style-name="T2">def</text:span> <text:span text:style-name="T5">test_suspended_is_greater_than_timezone</text:span>(<text:span text:style-name="T6">self</text:span>):</text:p>
      <text:p text:style-name="P1"><text:span text:style-name="T2">self</text:span>.coupon = mixer.blend(Coupon , <text:span text:style-name="T6">valid_from</text:span> = datetime(<text:span text:style-name="T7">2012</text:span>,<text:span text:style-name="T7">11</text:span>,<text:span text:style-name="T7">4</text:span>).replace(<text:span text:style-name="T6">tzinfo</text:span>=timezone(<text:span text:style-name="T4">'UTC'</text:span>)),<text:span text:style-name="T6">active</text:span> =<text:span text:style-name="T2">True</text:span> )</text:p>
      <text:p text:style-name="P1"><text:span text:style-name="T2">self</text:span>.assertFalse(<text:span text:style-name="T2">self</text:span>.coupon.suspended())</text:p>
      <text:p text:style-name="P2"/>
      <text:p text:style-name="P1"><text:span text:style-name="T2">def</text:span> <text:span text:style-name="T5">test_suspended_is_active</text:span>(<text:span text:style-name="T6">self</text:span>):</text:p>
      <text:p text:style-name="P1">time_now = utils.timezone.now()</text:p>
      <text:p text:style-name="P1">time_ahead = time_now.replace(<text:span text:style-name="T6">year</text:span> = time_now.year + <text:span text:style-name="T7">2</text:span>)</text:p>
      <text:p text:style-name="P1"><text:span text:style-name="T2">self</text:span>.coupon = mixer.blend(Coupon,<text:span text:style-name="T6">valid_from</text:span> = time_ahead,<text:span text:style-name="T6">active</text:span> = <text:span text:style-name="T2">False</text:span>)</text:p>
      <text:p text:style-name="P1"><text:span text:style-name="T2">self</text:span>.assertFalse(<text:span text:style-name="T2">self</text:span>.coupon.suspended())</text:p>
      <text:p text:style-name="P2"/>
      <text:p text:style-name="P1"><text:span text:style-name="T2">def</text:span> <text:span text:style-name="T5">test_expired_is_valid_until_none</text:span>(<text:span text:style-name="T6">self</text:span>):</text:p>
      <text:p text:style-name="P1"><text:span text:style-name="T2">self</text:span>.coupon = mixer.blend( Coupon , <text:span text:style-name="T6">valid_until</text:span> = <text:span text:style-name="T2">None</text:span>)</text:p>
      <text:p text:style-name="P1"><text:span text:style-name="T2">self</text:span>.assertFalse(<text:span text:style-name="T2">self</text:span>.coupon.expired())</text:p>
      <text:p text:style-name="P2"/>
      <text:p text:style-name="P1"><text:span text:style-name="T2">def</text:span> <text:span text:style-name="T5">test_expired_is_valid_less_than_timezone</text:span>(<text:span text:style-name="T6">self</text:span>):</text:p>
      <text:p text:style-name="P1"><text:span text:style-name="T2">self</text:span>.coupon = mixer.blend( Coupon , <text:span text:style-name="T6">valid_until</text:span> = utils.timezone.now().replace(<text:span text:style-name="T6">year</text:span>=<text:span text:style-name="T7">2018</text:span>))</text:p>
      <text:p text:style-name="P1"><text:span text:style-name="T2">self</text:span>.assertTrue(<text:span text:style-name="T2">self</text:span>.coupon.expired())</text:p>
      <text:p text:style-name="P2"/>
      <text:p text:style-name="P1"><text:span text:style-name="T2">def</text:span> <text:span text:style-name="T5">test_is_valid_coupon_when_site_is_2_and_coupon_scope_is_2</text:span>(<text:span text:style-name="T6">self</text:span>):</text:p>
      <text:p text:style-name="P1"><text:span text:style-name="T2">self</text:span>.coupon = mixer.blend( Coupon ,<text:span text:style-name="T6">coupon_scope</text:span> = <text:span text:style-name="T7">2</text:span> ,<text:span text:style-name="T6">source</text:span> = <text:span text:style-name="T4">'Mandir'</text:span>)</text:p>
      <text:p text:style-name="P1"><text:soft-page-break/><text:span text:style-name="T2">self</text:span>.assertTrue(<text:span text:style-name="T2">self</text:span>.coupon.is_valid_coupon(<text:span text:style-name="T6">site</text:span> = <text:span text:style-name="T7">2</text:span>,<text:span text:style-name="T6">source</text:span>=<text:span text:style-name="T4">'Mandir'</text:span>))</text:p>
      <text:p text:style-name="P2"/>
      <text:p text:style-name="P1"><text:span text:style-name="T2">def</text:span> <text:span text:style-name="T5">test_is_valid_coupon_when_site_is_2_and_coupon_scope_is_0</text:span>(<text:span text:style-name="T6">self</text:span>):</text:p>
      <text:p text:style-name="P1"><text:span text:style-name="T2">self</text:span>.coupon = mixer.blend( Coupon ,<text:span text:style-name="T6">coupon_scope</text:span> = <text:span text:style-name="T7">0</text:span>)</text:p>
      <text:p text:style-name="P1"><text:span text:style-name="T2">self</text:span>.assertTrue(<text:span text:style-name="T2">self</text:span>.coupon.is_valid_coupon(<text:span text:style-name="T6">site</text:span>=<text:span text:style-name="T7">2</text:span>))</text:p>
      <text:p text:style-name="P2"/>
      <text:p text:style-name="P1"><text:span text:style-name="T2">def</text:span> <text:span text:style-name="T5">test_is_valid_coupon_when_site_is_1_and_coupon_scope_is_0</text:span>(<text:span text:style-name="T6">self</text:span>):</text:p>
      <text:p text:style-name="P1"><text:span text:style-name="T2">self</text:span>.coupon = mixer.blend( Coupon ,<text:span text:style-name="T6">coupon_scope</text:span> = <text:span text:style-name="T7">0</text:span>)</text:p>
      <text:p text:style-name="P1"><text:span text:style-name="T2">self</text:span>.assertTrue(<text:span text:style-name="T2">self</text:span>.coupon.is_valid_coupon(<text:span text:style-name="T6">site</text:span>=<text:span text:style-name="T7">1</text:span>))</text:p>
      <text:p text:style-name="P2"/>
      <text:p text:style-name="P1"><text:span text:style-name="T2">def</text:span> <text:span text:style-name="T5">test_is_valid_coupon_when_site_is_0_and_coupon_scope_is_2</text:span>(<text:span text:style-name="T6">self</text:span>):</text:p>
      <text:p text:style-name="P1"><text:span text:style-name="T2">self</text:span>.coupon = mixer.blend( Coupon ,<text:span text:style-name="T6">coupon_scope</text:span> = <text:span text:style-name="T7">2</text:span>,<text:span text:style-name="T6">source</text:span>=<text:span text:style-name="T4">'Yoursource,Mysource'</text:span>)</text:p>
      <text:p text:style-name="P1"><text:span text:style-name="T2">self</text:span>.assertTrue(<text:span text:style-name="T2">self</text:span>.coupon.is_valid_coupon(<text:span text:style-name="T6">site</text:span>=<text:span text:style-name="T7">0</text:span>,<text:span text:style-name="T6">source</text:span>=<text:span text:style-name="T4">'Mysource'</text:span>))</text:p>
      <text:p text:style-name="P2"/>
      <text:p text:style-name="P1"><text:span text:style-name="T2">def</text:span> <text:span text:style-name="T5">test_is_valid_coupon_when_site_is_0_and_coupon_scope_is_0</text:span>(<text:span text:style-name="T6">self</text:span>):</text:p>
      <text:p text:style-name="P1"><text:span text:style-name="T2">self</text:span>.coupon = mixer.blend( Coupon , <text:span text:style-name="T6">coupon_scope</text:span> = <text:span text:style-name="T7">0</text:span>)</text:p>
      <text:p text:style-name="P1"><text:span text:style-name="T2">self</text:span>.assertTrue(<text:span text:style-name="T2">self</text:span>.coupon.is_valid_coupon(<text:span text:style-name="T6">site</text:span>=<text:span text:style-name="T7">0</text:span>))</text:p>
      <text:p text:style-name="P2"/>
      <text:p text:style-name="P1"><text:span text:style-name="T2">def</text:span> <text:span text:style-name="T5">test_is_valid_coupon_when_site_is_2_and_coupon_scope_is_2_but_flag_is_false</text:span>(<text:span text:style-name="T6">self</text:span>):</text:p>
      <text:p text:style-name="P1"><text:span text:style-name="T2">self</text:span>.coupon = mixer.blend( Coupon , <text:span text:style-name="T6">coupon_scope</text:span> =<text:span text:style-name="T7">2</text:span> ,<text:span text:style-name="T6">source</text:span>=<text:span text:style-name="T4">''</text:span>)</text:p>
      <text:p text:style-name="P1"><text:span text:style-name="T2">self</text:span>.assertFalse(<text:span text:style-name="T2">self</text:span>.coupon.is_valid_coupon(<text:span text:style-name="T6">site</text:span>=<text:span text:style-name="T7">2</text:span>,<text:span text:style-name="T6">source</text:span>=<text:span text:style-name="T4">"Mysource"</text:span>))</text:p>
      <text:p text:style-name="P2"/>
      <text:p text:style-name="P1"><text:span text:style-name="T2">def</text:span> <text:span text:style-name="T5">test_is_valid_coupon_when_site_is_2_but_flag_is_false</text:span>(<text:span text:style-name="T6">self</text:span>):</text:p>
      <text:p text:style-name="P1"><text:span text:style-name="T2">self</text:span>.coupon = mixer.blend( Coupon , <text:span text:style-name="T6">coupon_scope</text:span> =<text:span text:style-name="T7">3</text:span> )</text:p>
      <text:p text:style-name="P1"><text:span text:style-name="T2">self</text:span>.assertFalse(<text:span text:style-name="T2">self</text:span>.coupon.is_valid_coupon(<text:span text:style-name="T6">site</text:span>=<text:span text:style-name="T7">2</text:span>))</text:p>
      <text:p text:style-name="P2"/>
      <text:p text:style-name="P1"><text:span text:style-name="T2">def</text:span> <text:span text:style-name="T5">test_is_valid_coupon_when_site_is_1_but_flag_is_false</text:span>(<text:span text:style-name="T6">self</text:span>):</text:p>
      <text:p text:style-name="P1"><text:span text:style-name="T2">self</text:span>.coupon = mixer.blend( Coupon , <text:span text:style-name="T6">coupon_scope</text:span> =<text:span text:style-name="T7">3</text:span> )</text:p>
      <text:p text:style-name="P1"><text:span text:style-name="T2">self</text:span>.assertFalse(<text:span text:style-name="T2">self</text:span>.coupon.is_valid_coupon(<text:span text:style-name="T6">site</text:span>=<text:span text:style-name="T7">1</text:span>))</text:p>
      <text:p text:style-name="P2"/>
      <text:p text:style-name="P1"><text:span text:style-name="T2">def</text:span> <text:span text:style-name="T5">test_is_valid_coupon_when_site_is_0_and_coupon_scope_is_2_but_flag_is_false</text:span>(<text:span text:style-name="T6">self</text:span>):</text:p>
      <text:p text:style-name="P1"><text:span text:style-name="T2">self</text:span>.coupon = mixer.blend( Coupon , <text:span text:style-name="T6">coupon_scope</text:span> =<text:span text:style-name="T7">2</text:span> ,<text:span text:style-name="T6">source</text:span>=<text:span text:style-name="T4">''</text:span>)</text:p>
      <text:p text:style-name="P1"><text:span text:style-name="T2">self</text:span>.assertFalse(<text:span text:style-name="T2">self</text:span>.coupon.is_valid_coupon(<text:span text:style-name="T6">site</text:span>=<text:span text:style-name="T7">0</text:span>,<text:span text:style-name="T6">source</text:span>=<text:span text:style-name="T4">"Mysource"</text:span>)) </text:p>
      <text:p text:style-name="P2"/>
      <text:p text:style-name="P1"><text:span text:style-name="T5">@tag</text:span>(<text:span text:style-name="T4">'fast'</text:span>)</text:p>
      <text:p text:style-name="P1"><text:span text:style-name="T2">def</text:span> <text:span text:style-name="T5">test_is_valid_coupon_when_site_is_0_but_flag_is_false</text:span>(<text:span text:style-name="T6">self</text:span>):</text:p>
      <text:p text:style-name="P1"><text:span text:style-name="T2">self</text:span>.coupon = mixer.blend( Coupon , <text:span text:style-name="T6">coupon_scope</text:span> =<text:span text:style-name="T7">3</text:span> )</text:p>
      <text:p text:style-name="P1"><text:span text:style-name="T2">self</text:span>.assertFalse(<text:span text:style-name="T2">self</text:span>.coupon.is_valid_coupon(<text:span text:style-name="T6">site</text:span>=<text:span text:style-name="T7">0</text:span>)) </text:p>
      <text:p text:style-name="P2"/>
      <text:p text:style-name="P1"><text:span text:style-name="T2">def</text:span> <text:span text:style-name="T5">test_is_redeemed</text:span>(<text:span text:style-name="T6">self</text:span>):</text:p>
      <text:p text:style-name="P1"><text:span text:style-name="T2">self</text:span>.coupon1 = mixer.blend(Coupon, <text:span text:style-name="T6">code</text:span> =<text:span text:style-name="T4">'zomato'</text:span>)</text:p>
      <text:p text:style-name="P1"><text:span text:style-name="T2">self</text:span>.couponUser1 = mixer.blend(CouponUser, <text:span text:style-name="T6">user</text:span> = <text:span text:style-name="T4">'dp1@gmail.com'</text:span> , <text:span text:style-name="T6">redeemed_at</text:span> = datetime(<text:span text:style-name="T7">2018</text:span>,<text:span text:style-name="T7">1</text:span>,<text:span text:style-name="T7">3</text:span>).replace(<text:span text:style-name="T6">tzinfo</text:span> = timezone(<text:span text:style-name="T4">'UTC'</text:span>)) , <text:span text:style-name="T6">coupon</text:span> = <text:span text:style-name="T2">self</text:span>.coupon1)</text:p>
      <text:p text:style-name="P1"><text:span text:style-name="T2">self</text:span>.couponUser2 = mixer.blend(CouponUser, <text:span text:style-name="T6">user</text:span> = <text:span text:style-name="T4">'dp2@gmail.com'</text:span> , <text:span text:style-name="T6">redeemed_at</text:span> = datetime(<text:span text:style-name="T7">2019</text:span>,<text:span text:style-name="T7">4</text:span>,<text:span text:style-name="T7">5</text:span>).replace(<text:span text:style-name="T6">tzinfo</text:span> = timezone(<text:span text:style-name="T4">'UTC'</text:span>)) , <text:span text:style-name="T6">coupon</text:span> = <text:span text:style-name="T2">self</text:span>.coupon1 )</text:p>
      <text:p text:style-name="P1"><text:span text:style-name="T2">self</text:span>.couponUser3 = mixer.blend(CouponUser, <text:span text:style-name="T6">user</text:span> = <text:span text:style-name="T4">'dp3@gmail.com'</text:span> , <text:span text:style-name="T6">coupon</text:span> = <text:span text:style-name="T2">self</text:span>.coupon1 )</text:p>
      <text:p text:style-name="P1"><text:span text:style-name="T2">self</text:span>.assertTrue( <text:span text:style-name="T2">self</text:span>.coupon1.is_redeemed)</text:p>
      <text:p text:style-name="P2"/>
      <text:p text:style-name="P1"><text:span text:style-name="T2">def</text:span> <text:span text:style-name="T5">test_is_redeemed_when_user_limit_0</text:span>(<text:span text:style-name="T6">self</text:span>):</text:p>
      <text:p text:style-name="P1"><text:span text:style-name="T2">self</text:span>.coupon1 = mixer.blend(Coupon, <text:span text:style-name="T6">code</text:span> =<text:span text:style-name="T4">'zomato'</text:span>, <text:span text:style-name="T6">user_limit</text:span>=<text:span text:style-name="T7">0</text:span>)</text:p>
      <text:p text:style-name="P1"><text:soft-page-break/><text:span text:style-name="T2">self</text:span>.couponUser1 = mixer.blend(CouponUser, <text:span text:style-name="T6">user</text:span> = <text:span text:style-name="T4">'dp1@gmail.com'</text:span> , <text:span text:style-name="T6">redeemed_at</text:span> = datetime(<text:span text:style-name="T7">2018</text:span>,<text:span text:style-name="T7">1</text:span>,<text:span text:style-name="T7">3</text:span>).replace(<text:span text:style-name="T6">tzinfo</text:span> = timezone(<text:span text:style-name="T4">'UTC'</text:span>)) , <text:span text:style-name="T6">coupon</text:span> = <text:span text:style-name="T2">self</text:span>.coupon1)</text:p>
      <text:p text:style-name="P1"><text:span text:style-name="T2">self</text:span>.couponUser2 = mixer.blend(CouponUser, <text:span text:style-name="T6">user</text:span> = <text:span text:style-name="T4">'dp2@gmail.com'</text:span> , <text:span text:style-name="T6">redeemed_at</text:span> = datetime(<text:span text:style-name="T7">2019</text:span>,<text:span text:style-name="T7">4</text:span>,<text:span text:style-name="T7">5</text:span>).replace(<text:span text:style-name="T6">tzinfo</text:span> = timezone(<text:span text:style-name="T4">'UTC'</text:span>)) , <text:span text:style-name="T6">coupon</text:span> = <text:span text:style-name="T2">self</text:span>.coupon1 )</text:p>
      <text:p text:style-name="P1"><text:span text:style-name="T2">self</text:span>.couponUser3 = mixer.blend(CouponUser, <text:span text:style-name="T6">user</text:span> = <text:span text:style-name="T4">'dp3@gmail.com'</text:span> , <text:span text:style-name="T6">coupon</text:span> = <text:span text:style-name="T2">self</text:span>.coupon1 )</text:p>
      <text:p text:style-name="P1"><text:span text:style-name="T2">self</text:span>.assertFalse( <text:span text:style-name="T2">self</text:span>.coupon1.is_redeemed)</text:p>
      <text:p text:style-name="P2"/>
      <text:p text:style-name="P1"><text:span text:style-name="T2">def</text:span> <text:span text:style-name="T5">test_is_redeemed_when_user_limit_is_greater</text:span>(<text:span text:style-name="T6">self</text:span>):</text:p>
      <text:p text:style-name="P1"><text:span text:style-name="T2">self</text:span>.coupon1 = mixer.blend(Coupon, <text:span text:style-name="T6">code</text:span> =<text:span text:style-name="T4">'zomato'</text:span>, <text:span text:style-name="T6">user_limit</text:span>=<text:span text:style-name="T7">5</text:span>)</text:p>
      <text:p text:style-name="P1"><text:span text:style-name="T2">self</text:span>.couponUser1 = mixer.blend(CouponUser, <text:span text:style-name="T6">user</text:span> = <text:span text:style-name="T4">'dp1@gmail.com'</text:span> , <text:span text:style-name="T6">redeemed_at</text:span> = datetime(<text:span text:style-name="T7">2018</text:span>,<text:span text:style-name="T7">1</text:span>,<text:span text:style-name="T7">3</text:span>).replace(<text:span text:style-name="T6">tzinfo</text:span> = timezone(<text:span text:style-name="T4">'UTC'</text:span>)) , <text:span text:style-name="T6">coupon</text:span> = <text:span text:style-name="T2">self</text:span>.coupon1)</text:p>
      <text:p text:style-name="P1"><text:span text:style-name="T2">self</text:span>.couponUser2 = mixer.blend(CouponUser, <text:span text:style-name="T6">user</text:span> = <text:span text:style-name="T4">'dp3@gmail.com'</text:span> , <text:span text:style-name="T6">redeemed_at</text:span> = datetime(<text:span text:style-name="T7">2018</text:span>,<text:span text:style-name="T7">1</text:span>,<text:span text:style-name="T7">3</text:span>).replace(<text:span text:style-name="T6">tzinfo</text:span> = timezone(<text:span text:style-name="T4">'UTC'</text:span>)) , <text:span text:style-name="T6">coupon</text:span> = <text:span text:style-name="T2">self</text:span>.coupon1 )</text:p>
      <text:p text:style-name="P1"><text:span text:style-name="T2">self</text:span>.assertFalse( <text:span text:style-name="T2">self</text:span>.coupon1.is_redeemed) </text:p>
      <text:p text:style-name="P1"><text:span text:style-name="T5">@tag</text:span>(<text:span text:style-name="T4">'redeemed'</text:span>)</text:p>
      <text:p text:style-name="P1"><text:span text:style-name="T2">def</text:span> <text:span text:style-name="T5">test_redeemed_at</text:span>(<text:span text:style-name="T6">self</text:span>):</text:p>
      <text:p text:style-name="P1"><text:span text:style-name="T2">self</text:span>.coupon1 = mixer.blend(Coupon, <text:span text:style-name="T6">code</text:span> =<text:span text:style-name="T4">'dp3000'</text:span>, <text:span text:style-name="T6">user_limit</text:span>=<text:span text:style-name="T7">5</text:span>)</text:p>
      <text:p text:style-name="P1"><text:span text:style-name="T2">self</text:span>.couponUser1 = mixer.blend(CouponUser, <text:span text:style-name="T6">user</text:span> = <text:span text:style-name="T4">'dp1@gmail.com'</text:span> , <text:span text:style-name="T6">redeemed_at</text:span> = datetime(<text:span text:style-name="T7">2018</text:span>,<text:span text:style-name="T7">1</text:span>,<text:span text:style-name="T7">3</text:span>).replace(<text:span text:style-name="T6">tzinfo</text:span> = timezone(<text:span text:style-name="T4">'UTC'</text:span>)) , <text:span text:style-name="T6">coupon</text:span> = <text:span text:style-name="T2">self</text:span>.coupon1)</text:p>
      <text:p text:style-name="P1"><text:span text:style-name="T2">self</text:span>.assertEqual( <text:span text:style-name="T2">self</text:span>.coupon1.redeemed_at,<text:span text:style-name="T2">self</text:span>.couponUser1.redeemed_at) </text:p>
      <text:p text:style-name="P2"/>
      <text:p text:style-name="P1"><text:span text:style-name="T2">def</text:span> <text:span text:style-name="T5">test_is_valid_coupon_when_site_is_2_and_coupon_scope_is_1</text:span>(<text:span text:style-name="T6">self</text:span>):</text:p>
      <text:p text:style-name="P1"><text:span text:style-name="T2">self</text:span>.coupon1 = mixer.blend(Coupon, <text:span text:style-name="T6">coupon_scope</text:span>=<text:span text:style-name="T7">1</text:span>)</text:p>
      <text:p text:style-name="P1"><text:span text:style-name="T2">self</text:span>.product1 = mixer.blend(Product)</text:p>
      <text:p text:style-name="P1"><text:span text:style-name="T2">self</text:span>.product2 = mixer.blend(Product)</text:p>
      <text:p text:style-name="P1"><text:span text:style-name="T2">self</text:span>.coupon1.products.add(<text:span text:style-name="T2">self</text:span>.product1, <text:span text:style-name="T2">self</text:span>.product2)</text:p>
      <text:p text:style-name="P1">prod_list = <text:span text:style-name="T3">list</text:span>(<text:span text:style-name="T2">self</text:span>.coupon1.products.all().values_list(<text:span text:style-name="T4">'id'</text:span>, <text:span text:style-name="T6">flat</text:span>=<text:span text:style-name="T2">True</text:span>))</text:p>
      <text:p text:style-name="P1"><text:span text:style-name="T2">self</text:span>.assertTrue(<text:span text:style-name="T2">self</text:span>.coupon1.is_valid_coupon(<text:span text:style-name="T6">site</text:span>=<text:span text:style-name="T7">2</text:span>,<text:span text:style-name="T6">product_list</text:span> = prod_list))</text:p>
      <text:p text:style-name="P2"/>
      <text:p text:style-name="P1"><text:span text:style-name="T2">def</text:span> <text:span text:style-name="T5">test_is_valid_coupon_when_site_is_2_and_coupon_scope_is_1_but_flag_false</text:span>(<text:span text:style-name="T6">self</text:span>):</text:p>
      <text:p text:style-name="P1"><text:span text:style-name="T2">self</text:span>.coupon1 = mixer.blend(Coupon, <text:span text:style-name="T6">coupon_scope</text:span>=<text:span text:style-name="T7">1</text:span>)</text:p>
      <text:p text:style-name="P1"><text:span text:style-name="T2">self</text:span>.product1 = mixer.blend(Product)</text:p>
      <text:p text:style-name="P1"><text:span text:style-name="T2">self</text:span>.product2 = mixer.blend(Product)</text:p>
      <text:p text:style-name="P1"><text:span text:style-name="T2">self</text:span>.coupon1.products.add(<text:span text:style-name="T2">self</text:span>.product1, <text:span text:style-name="T2">self</text:span>.product2)</text:p>
      <text:p text:style-name="P1"><text:span text:style-name="T2">self</text:span>.assertFalse(<text:span text:style-name="T2">self</text:span>.coupon1.is_valid_coupon(<text:span text:style-name="T6">site</text:span>=<text:span text:style-name="T7">2</text:span>,<text:span text:style-name="T6">product_list</text:span> = [<text:span text:style-name="T7">1</text:span>,<text:span text:style-name="T7">2</text:span>]))</text:p>
      <text:p text:style-name="P2"/>
      <text:p text:style-name="P1"><text:span text:style-name="T2">def</text:span> <text:span text:style-name="T5">test_is_valid_coupon_when_site_is_1_and_coupon_scope_is_1_but_flag_is_false</text:span>(<text:span text:style-name="T6">self</text:span>):</text:p>
      <text:p text:style-name="P1"><text:span text:style-name="T2">self</text:span>.coupon1 = mixer.blend(Coupon,<text:span text:style-name="T6">coupon_scope</text:span>=<text:span text:style-name="T7">1</text:span>)</text:p>
      <text:p text:style-name="P1"><text:span text:style-name="T2">self</text:span>.cart_obj = mixer.blend(Cart)</text:p>
      <text:p text:style-name="P1"><text:span text:style-name="T2">self</text:span>.assertFalse(<text:span text:style-name="T2">self</text:span>.coupon1.is_valid_coupon(<text:span text:style-name="T6">site</text:span>=<text:span text:style-name="T7">1</text:span>,<text:span text:style-name="T6">cart_obj</text:span>=<text:span text:style-name="T2">self</text:span>.cart_obj))</text:p>
      <text:p text:style-name="P2"/>
      <text:p text:style-name="P1"><text:span text:style-name="T2">def</text:span> <text:span text:style-name="T5">test_is_valid_coupon_when_site_is_1_and_coupon_scope_is_1</text:span>(<text:span text:style-name="T6">self</text:span>):</text:p>
      <text:p text:style-name="P1"><text:span text:style-name="T2">self</text:span>.product1 = mixer.blend(Product,<text:span text:style-name="T6">inr_price</text:span>=<text:span text:style-name="T7">55</text:span>)</text:p>
      <text:p text:style-name="P1"><text:span text:style-name="T2">self</text:span>.coupon1 = mixer.blend(Coupon,<text:span text:style-name="T6">coupon_scope</text:span>=<text:span text:style-name="T7">1</text:span>,<text:span text:style-name="T6">products</text:span>=<text:span text:style-name="T2">self</text:span>.product1)</text:p>
      <text:p text:style-name="P1"><text:span text:style-name="T2">self</text:span>.cart_obj = mixer.blend(Cart)</text:p>
      <text:p text:style-name="P1"><text:span text:style-name="T2">self</text:span>.lineItem1 = mixer.blend(LineItem,<text:span text:style-name="T6">cart</text:span>=<text:span text:style-name="T2">self</text:span>.cart_obj,<text:span text:style-name="T6">product</text:span>=<text:span text:style-name="T2">self</text:span>.product1)</text:p>
      <text:p text:style-name="P1"><text:span text:style-name="T2">self</text:span>.assertTrue(<text:span text:style-name="T2">self</text:span>.coupon1.is_valid_coupon(<text:span text:style-name="T6">site</text:span>=<text:span text:style-name="T7">1</text:span>,<text:span text:style-name="T6">cart_obj</text:span>=<text:span text:style-name="T2">self</text:span>.cart_obj))</text:p>
      <text:p text:style-name="P3"/>
      <text:p text:style-name="P1"><text:span text:style-name="T2">def</text:span> <text:span text:style-name="T5">test_is_valid_coupon_when_site_is_0_and_coupon_scope_is_1_but_flag_is_false</text:span>(<text:span text:style-name="T6">self</text:span>):</text:p>
      <text:p text:style-name="P1"><text:soft-page-break/><text:span text:style-name="T2">self</text:span>.coupon1 = mixer.blend(Coupon,<text:span text:style-name="T6">coupon_scope</text:span>=<text:span text:style-name="T7">1</text:span>)</text:p>
      <text:p text:style-name="P1"><text:span text:style-name="T2">self</text:span>.cart_obj = mixer.blend(Cart)</text:p>
      <text:p text:style-name="P1"><text:span text:style-name="T2">self</text:span>.assertFalse(<text:span text:style-name="T2">self</text:span>.coupon1.is_valid_coupon(<text:span text:style-name="T6">site</text:span>=<text:span text:style-name="T7">0</text:span>,<text:span text:style-name="T6">cart_obj</text:span>=<text:span text:style-name="T2">self</text:span>.cart_obj))</text:p>
      <text:p text:style-name="P3"/>
      <text:p text:style-name="P1"><text:span text:style-name="T2">def</text:span> <text:span text:style-name="T5">test_is_valid_coupon_when_site_is_0_and_coupon_scope_is_1</text:span>(<text:span text:style-name="T6">self</text:span>):</text:p>
      <text:p text:style-name="P1"><text:span text:style-name="T2">self</text:span>.product1 = mixer.blend(Product,<text:span text:style-name="T6">inr_price</text:span>=<text:span text:style-name="T7">55</text:span>)</text:p>
      <text:p text:style-name="P1"><text:span text:style-name="T2">self</text:span>.coupon1 = mixer.blend(Coupon,<text:span text:style-name="T6">coupon_scope</text:span>=<text:span text:style-name="T7">1</text:span>,<text:span text:style-name="T6">products</text:span>=<text:span text:style-name="T2">self</text:span>.product1)</text:p>
      <text:p text:style-name="P1"><text:span text:style-name="T2">self</text:span>.cart_obj = mixer.blend(Cart)</text:p>
      <text:p text:style-name="P1"><text:span text:style-name="T2">self</text:span>.lineItem1 = mixer.blend(LineItem,<text:span text:style-name="T6">cart</text:span>=<text:span text:style-name="T2">self</text:span>.cart_obj,<text:span text:style-name="T6">product</text:span>=<text:span text:style-name="T2">self</text:span>.product1)</text:p>
      <text:p text:style-name="P1"><text:span text:style-name="T2">self</text:span>.assertTrue(<text:span text:style-name="T2">self</text:span>.coupon1.is_valid_coupon(<text:span text:style-name="T6">site</text:span>=<text:span text:style-name="T7">0</text:span>,<text:span text:style-name="T6">cart_obj</text:span>=<text:span text:style-name="T2">self</text:span>.cart_obj))</text:p>
      <text:p text:style-name="P2"/>
      <text:p text:style-name="P1"><text:span text:style-name="T2">class</text:span> <text:span text:style-name="T3">TestCampaignModel</text:span>(<text:span text:style-name="T3">TestCase</text:span>):</text:p>
      <text:p text:style-name="P1">databases=<text:span text:style-name="T4">'__all__'</text:span></text:p>
      <text:p text:style-name="P2"/>
      <text:p text:style-name="P1"><text:span text:style-name="T2">def</text:span> <text:span text:style-name="T5">test_name</text:span>(<text:span text:style-name="T6">self</text:span>):</text:p>
      <text:p text:style-name="P1">campaign1 = mixer.blend(Campaign,<text:span text:style-name="T6">name</text:span>=<text:span text:style-name="T4">"Divyanshu"</text:span>)</text:p>
      <text:p text:style-name="P1"><text:span text:style-name="T2">self</text:span>.assertEqual(<text:span text:style-name="T3">str</text:span>(campaign1),<text:span text:style-name="T4">'Divyanshu'</text:span>)</text:p>
      <text:p text:style-name="P2"/>
      <text:p text:style-name="P1"><text:span text:style-name="T5">@tag</text:span>(<text:span text:style-name="T4">'User'</text:span>)</text:p>
      <text:p text:style-name="P1"><text:span text:style-name="T2">class</text:span> <text:span text:style-name="T3">TestCouponUser</text:span>(<text:span text:style-name="T3">TestCase</text:span>):</text:p>
      <text:p text:style-name="P1">databases= <text:span text:style-name="T4">'__all__'</text:span></text:p>
      <text:p text:style-name="P2"/>
      <text:p text:style-name="P1"><text:span text:style-name="T2">def</text:span> <text:span text:style-name="T5">test_name</text:span>(<text:span text:style-name="T6">self</text:span>):</text:p>
      <text:p text:style-name="P1">couponUser1 = mixer.blend(CouponUser,<text:span text:style-name="T6">user</text:span>=<text:span text:style-name="T4">'Deepanshu'</text:span>)</text:p>
      <text:p text:style-name="P1"><text:span text:style-name="T2">self</text:span>.assertEqual(<text:span text:style-name="T3">str</text:span>(couponUser1),<text:span text:style-name="T4">'Deepanshu'</text:span>)</text:p>
      <text:p text:style-name="P3"/>
      <text:p text:style-name="P1"><text:span text:style-name="T5">@tag</text:span>(<text:span text:style-name="T4">'manager'</text:span>)</text:p>
      <text:p text:style-name="P1"><text:span text:style-name="T2">class</text:span> <text:span text:style-name="T3">TestCouponManager</text:span>(<text:span text:style-name="T3">TestCase</text:span>):</text:p>
      <text:p text:style-name="P1">databases=<text:span text:style-name="T4">'__all__'</text:span></text:p>
      <text:p text:style-name="P1"><text:span text:style-name="T2">def</text:span> <text:span text:style-name="T5">test_create_coupon</text:span>(<text:span text:style-name="T6">self</text:span>):</text:p>
      <text:p text:style-name="P1">coupon1=Coupon.objects.create_coupon(COUPON_TYPES[<text:span text:style-name="T7">0</text:span>][<text:span text:style-name="T7">0</text:span>],<text:span text:style-name="T7">5</text:span>)</text:p>
      <text:p text:style-name="P1"><text:span text:style-name="T2">self</text:span>.assertEqual(coupon1.value,<text:span text:style-name="T7">5</text:span>)</text:p>
      <text:p text:style-name="P2"/>
      <text:p text:style-name="P1"><text:span text:style-name="T2">def</text:span> <text:span text:style-name="T5">test_create_coupon_when_user_limit_is_not_none</text:span>(<text:span text:style-name="T6">self</text:span>):</text:p>
      <text:p text:style-name="P1">coupon1=Coupon.objects.create_coupon(COUPON_TYPES[<text:span text:style-name="T7">0</text:span>][<text:span text:style-name="T7">0</text:span>],<text:span text:style-name="T7">5</text:span>,<text:span text:style-name="T6">user_limit</text:span>=<text:span text:style-name="T7">3</text:span>)</text:p>
      <text:p text:style-name="P1"><text:span text:style-name="T2">self</text:span>.assertEqual(coupon1.user_limit,<text:span text:style-name="T7">3</text:span>)</text:p>
      <text:p text:style-name="P2"/>
      <text:p text:style-name="P1"><text:span text:style-name="T2">def</text:span> <text:span text:style-name="T5">test_create_coupon_when_users_is_not_none</text:span>(<text:span text:style-name="T6">self</text:span>):</text:p>
      <text:p text:style-name="P1">user1=mixer.blend(CouponUser,<text:span text:style-name="T6">user</text:span>=<text:span text:style-name="T4">'dpandey'</text:span>)</text:p>
      <text:p text:style-name="P1">coupon1=Coupon.objects.create_coupon(COUPON_TYPES[<text:span text:style-name="T7">0</text:span>][<text:span text:style-name="T7">0</text:span>],<text:span text:style-name="T7">5</text:span>,<text:span text:style-name="T6">users</text:span>=user1,<text:span text:style-name="T6">user_limit</text:span>=<text:span text:style-name="T7">3</text:span>)</text:p>
      <text:p text:style-name="P1"><text:span text:style-name="T2">self</text:span>.assertEqual(coupon1.users.all().first().user,user1.user)</text:p>
      <text:p text:style-name="P2"/>
      <text:p text:style-name="P1"><text:span text:style-name="T2">def</text:span> <text:span text:style-name="T5">test_create_coupons</text:span>(<text:span text:style-name="T6">self</text:span>):</text:p>
      <text:p text:style-name="P1">coupons=Coupon.objects.create_coupons(<text:span text:style-name="T7">5</text:span>,COUPON_TYPES[<text:span text:style-name="T7">0</text:span>][<text:span text:style-name="T7">0</text:span>],<text:span text:style-name="T7">10</text:span>)</text:p>
      <text:p text:style-name="P1"><text:span text:style-name="T2">self</text:span>.assertEqual(<text:span text:style-name="T5">len</text:span>(coupons),<text:span text:style-name="T7">5</text:span>)</text:p>
      <text:p text:style-name="P1"><text:span text:style-name="T2">def</text:span> <text:span text:style-name="T5">test_used_coupons</text:span>(<text:span text:style-name="T6">self</text:span>):</text:p>
      <text:p text:style-name="P1"><text:soft-page-break/>usedCoupons = <text:span text:style-name="T3">list</text:span>(Coupon.objects.exclude(<text:span text:style-name="T6">users__redeemed_at__isnull</text:span>=<text:span text:style-name="T2">True</text:span>).values_list(<text:span text:style-name="T4">'code'</text:span>,<text:span text:style-name="T6">flat</text:span>=<text:span text:style-name="T2">True</text:span>))</text:p>
      <text:p text:style-name="P1">coupons=<text:span text:style-name="T3">list</text:span>(Coupon.objects.used().values_list(<text:span text:style-name="T4">'code'</text:span>,<text:span text:style-name="T6">flat</text:span>=<text:span text:style-name="T2">True</text:span>))</text:p>
      <text:p text:style-name="P1"><text:span text:style-name="T2">self</text:span>.assertEqual(coupons,usedCoupons)</text:p>
      <text:p text:style-name="P2"/>
      <text:p text:style-name="P1"><text:span text:style-name="T2">def</text:span> <text:span text:style-name="T5">test_unused_coupons</text:span>(<text:span text:style-name="T6">self</text:span>):</text:p>
      <text:p text:style-name="P1">unusedCoupons = <text:span text:style-name="T3">list</text:span>(Coupon.objects.filter(<text:span text:style-name="T6">users__redeemed_at__isnull</text:span>=<text:span text:style-name="T2">True</text:span>).values_list(<text:span text:style-name="T4">'code'</text:span>,<text:span text:style-name="T6">flat</text:span>=<text:span text:style-name="T2">True</text:span>))</text:p>
      <text:p text:style-name="P1">coupons=<text:span text:style-name="T3">list</text:span>(Coupon.objects.unused().values_list(<text:span text:style-name="T4">'code'</text:span>,<text:span text:style-name="T6">flat</text:span>=<text:span text:style-name="T2">True</text:span>))</text:p>
      <text:p text:style-name="P1"><text:span text:style-name="T2">self</text:span>.assertEqual(coupons,unusedCoupons)</text:p>
      <text:p text:style-name="P2"/>
      <text:p text:style-name="P1"><text:span text:style-name="T2">def</text:span> <text:span text:style-name="T5">test_expired_coupons</text:span>(<text:span text:style-name="T6">self</text:span>):</text:p>
      <text:p text:style-name="P1">expiredCoupons = <text:span text:style-name="T3">list</text:span>(Coupon.objects.filter(<text:span text:style-name="T6">valid_until__lt</text:span>=utils.timezone.now()).values_list(<text:span text:style-name="T4">'code'</text:span>,<text:span text:style-name="T6">flat</text:span>=<text:span text:style-name="T2">True</text:span>))</text:p>
      <text:p text:style-name="P1">coupons=<text:span text:style-name="T3">list</text:span>(Coupon.objects.expired().values_list(<text:span text:style-name="T4">'code'</text:span>,<text:span text:style-name="T6">flat</text:span>=<text:span text:style-name="T2">True</text:span>))</text:p>
      <text:p text:style-name="P1"><text:span text:style-name="T2">self</text:span>.assertEqual(coupons,expiredCoupon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0:14:51.554433840</meta:creation-date>
    <dc:date>2020-03-04T10:15:13.006137120</dc:date>
    <meta:editing-duration>PT22S</meta:editing-duration>
    <meta:editing-cycles>1</meta:editing-cycles>
    <meta:document-statistic meta:table-count="0" meta:image-count="0" meta:object-count="0" meta:page-count="5" meta:paragraph-count="162" meta:word-count="571" meta:character-count="9220" meta:non-whitespace-character-count="8807"/>
    <meta:generator>LibreOffice/6.0.7.3$Linux_X86_64 LibreOffice_project/00m0$Build-3</meta:generator>
  </office:meta>
</office:document-meta>
</file>